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officeooo:rsid="001c690d" officeooo:paragraph-rsid="001c690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c690d" officeooo:paragraph-rsid="001c690d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officeooo:rsid="001c690d" officeooo:paragraph-rsid="001c690d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1c690d" officeooo:paragraph-rsid="001c690d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e2f4f" officeooo:paragraph-rsid="001e2f4f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c690d" officeooo:paragraph-rsid="001c690d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officeooo:rsid="001c690d" officeooo:paragraph-rsid="001c690d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officeooo:paragraph-rsid="001c690d"/>
    </style:style>
    <style:style style:name="P11" style:family="paragraph" style:parent-style-name="Standard">
      <style:paragraph-properties fo:text-align="start" style:justify-single-word="false"/>
      <style:text-properties officeooo:paragraph-rsid="001d046c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d046c" officeooo:paragraph-rsid="001d046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d046c" officeooo:paragraph-rsid="001d046c"/>
    </style:style>
    <style:style style:name="P14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normal" officeooo:rsid="001d046c" officeooo:paragraph-rsid="001d046c" style:font-size-asian="24pt" style:font-style-asian="normal" style:font-weight-asian="normal" style:font-size-complex="2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4pt" fo:font-style="normal" style:text-underline-style="none" fo:font-weight="normal" officeooo:rsid="001d046c" officeooo:paragraph-rsid="001d046c" style:font-size-asian="24pt" style:font-style-asian="normal" style:font-weight-asian="normal" style:font-size-complex="24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8pt" style:font-size-asian="15.75pt" style:font-size-complex="18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8pt" style:text-underline-style="solid" style:text-underline-width="auto" style:text-underline-color="font-color" style:font-size-asian="15.75pt" style:font-size-complex="18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c690d" style:font-size-asian="32pt" style:font-size-complex="32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18pt" officeooo:rsid="001c690d" style:font-size-asian="15.75pt" style:font-size-complex="18pt"/>
    </style:style>
    <style:style style:name="T5" style:family="text">
      <style:text-properties fo:font-size="18pt" style:text-underline-style="solid" style:text-underline-width="auto" style:text-underline-color="font-color" officeooo:rsid="001c690d" style:font-size-asian="15.75pt" style:font-size-complex="18pt"/>
    </style:style>
    <style:style style:name="T6" style:family="text">
      <style:text-properties fo:font-size="18pt" style:text-underline-style="solid" style:text-underline-width="auto" style:text-underline-color="font-color" officeooo:rsid="001d046c" style:font-size-asian="15.75pt" style:font-size-complex="18pt"/>
    </style:style>
    <style:style style:name="T7" style:family="text">
      <style:text-properties fo:font-size="18pt" style:text-underline-style="none" style:font-size-asian="15.75pt" style:font-size-complex="18pt"/>
    </style:style>
    <style:style style:name="T8" style:family="text">
      <style:text-properties fo:font-size="18pt" style:text-underline-style="none" officeooo:rsid="001c690d" style:font-size-asian="15.75pt" style:font-size-complex="18pt"/>
    </style:style>
    <style:style style:name="T9" style:family="text">
      <style:text-properties fo:font-size="18pt" fo:font-style="italic" style:text-underline-style="none" fo:font-weight="bold" officeooo:rsid="001d046c" style:font-size-asian="15.75pt" style:font-style-asian="italic" style:font-weight-asian="bold" style:font-size-complex="18pt" style:font-style-complex="italic" style:font-weight-complex="bold"/>
    </style:style>
    <style:style style:name="T10" style:family="text">
      <style:text-properties fo:font-size="18pt" fo:font-style="italic" style:text-underline-style="none" fo:font-weight="bold" officeooo:rsid="001c690d" style:font-size-asian="15.75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font-style="normal" style:text-underline-style="solid" style:text-underline-width="auto" style:text-underline-color="font-color" fo:font-weight="normal" officeooo:rsid="001d046c" style:font-size-asian="15.75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normal" style:text-underline-style="none" fo:font-weight="normal" officeooo:rsid="001c690d" style:font-size-asian="15.75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8pt" fo:font-style="normal" style:text-underline-style="none" fo:font-weight="normal" officeooo:rsid="001d046c" style:font-size-asian="15.75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22pt" style:text-underline-style="solid" style:text-underline-width="auto" style:text-underline-color="font-color" style:font-size-asian="19.25pt" style:font-size-complex="22pt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MANUAL <text:s/>TÉCNICO </text:span></text:p>
      <text:p text:style-name="P3"><text:span text:style-name="T2">A</text:span><text:span text:style-name="T1">NALIZADOR LEXICO</text:span></text:p>
      <text:p text:style-name="P2">por Erick Daniel Morales Xicara</text:p>
      <text:p text:style-name="P2">Carné : 20193069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Manual T é cnico</text:p>
      <text:p text:style-name="P16"/>
      <text:p text:style-name="P16">El software puede ser utilizado en cualquier sistema operativo ya que se utilizo java, tambi é n se puede ejecutar en la mayor í a de computadoras que tengan java 7 o superior. Se utilizo el JDK11 de java, y el IDE NetBeans Apache 12.3.</text:p>
      <text:p text:style-name="P16"/>
      <text:p text:style-name="P18"><text:span text:style-name="T3">El software consiste </text:span><text:span text:style-name="T4">en el manejo de los caracteres de un archivo de entrada que proporciona el usuario o ya sea texto que el ingrese</text:span><text:span text:style-name="T3">, entre muchas cosas mas tambi é n se utilizo la librer í a de Swing que viene incluida en el JDK11 de Java.</text:span></text:p>
      <text:p text:style-name="P16">El software a su vez contiene varias clases, que permiten iniciar y</text:p>
      <text:p text:style-name="P16">ejecutar el sistema antes mencion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quete Clase</text:p>
      <text:p text:style-name="P9">Contiene las clases que son utilizadas por el software.</text:p>
      <text:p text:style-name="P9"/>
      <text:p text:style-name="P9">ObjetoValidacion: contiene solamente sus metodos getters y setters.</text:p>
      <text:p text:style-name="P9">TokensError: solamente contiene metodos getters y setters.</text:p>
      <text:p text:style-name="P9"/>
      <text:p text:style-name="P8"><text:bookmark-start text:name="__DdeLink__337_3524793351"/>Paquete Ejecutable<text:bookmark-end text:name="__DdeLink__337_3524793351"/></text:p>
      <text:p text:style-name="P4">Solamente <text:s/>contiene el metodo “Main” el cual es el encargado de iniciar y ejecutar el proyecto</text:p>
      <text:p text:style-name="P4"/>
      <text:p text:style-name="P5"><text:tab/><text:span text:style-name="T14">Paquete Manejador</text:span></text:p>
      <text:p text:style-name="P4">Aqui se encuentran las clases que llevan la logica del software.</text:p>
      <text:p text:style-name="P4"/>
      <text:p text:style-name="P6">SobreEscrituraMetodos:</text:p>
      <text:p text:style-name="P4"/>
      <text:p text:style-name="P4"><text:span text:style-name="T15">Signo Puntuacion:</text:span> este recibe un char y verificara si el char ingresado es un signo de puntuacion</text:p>
      <text:p text:style-name="P4"/>
      <text:p text:style-name="P4"><text:span text:style-name="T15">Signo Agrupacion:</text:span> este recibe un char y verificara si el char ingresado es un signo de Agrupacion</text:p>
      <text:p text:style-name="P4"/>
      <text:p text:style-name="P10"><text:span text:style-name="T5">Operador:</text:span><text:span text:style-name="T8"> este recibe un char y verificara si el char ingresado es un signo de Operador</text:span></text:p>
      <text:p text:style-name="P10"><text:span text:style-name="T8"/></text:p>
      <text:p text:style-name="P10"><text:bookmark-start text:name="__DdeLink__342_3524793351"/><text:span text:style-name="T5">Numero:</text:span><text:span text:style-name="T8"> este recibe un char y verificara si el char ingresado es un signo de Numero</text:span><text:bookmark-end text:name="__DdeLink__342_3524793351"/></text:p>
      <text:p text:style-name="P10"><text:span text:style-name="T8"/></text:p>
      <text:p text:style-name="P10"><text:span text:style-name="T6">Letra:</text:span><text:span text:style-name="T8"> este recibe un char y verificara si el char ingresado es un signo de Letra</text:span></text:p>
      <text:p text:style-name="P10"><text:span text:style-name="T8"/></text:p>
      <text:p text:style-name="P11"><text:span text:style-name="T9"/></text:p>
      <text:p text:style-name="P11"><text:span text:style-name="T9"/></text:p>
      <text:p text:style-name="P11"><text:bookmark-start text:name="__DdeLink__353_3524793351"/><text:soft-page-break/><text:span text:style-name="T9">Validacion</text:span><text:span text:style-name="T10">:</text:span><text:bookmark-end text:name="__DdeLink__353_3524793351"/></text:p>
      <text:p text:style-name="P11"><text:span text:style-name="T10"/></text:p>
      <text:p text:style-name="P11"><text:span text:style-name="T11">Subir Archivho:</text:span><text:span text:style-name="T12"> </text:span><text:span text:style-name="T13">este metodo permite al usuario poder escoger un archivo de text de su computadoras</text:span></text:p>
      <text:p text:style-name="P11"><text:span text:style-name="T13"/></text:p>
      <text:p text:style-name="P11"><text:span text:style-name="T11">Mostrar Lineas:</text:span><text:span text:style-name="T12"> </text:span><text:span text:style-name="T13">este metodo es el encargado de empezar con la extraccion de caracteres para verficarlos</text:span></text:p>
      <text:p text:style-name="P11"><text:span text:style-name="T13"/></text:p>
      <text:p text:style-name="P11"><text:span text:style-name="T11">Descripcion Matriz:</text:span><text:span text:style-name="T12"> </text:span><text:span text:style-name="T13">este metodo es el encargado de asignarle un valor o descripcion para los posibles errores en los tokens</text:span></text:p>
      <text:p text:style-name="P11"><text:span text:style-name="T13"/></text:p>
      <text:p text:style-name="P11"><text:bookmark-start text:name="__DdeLink__351_3524793351"/><text:span text:style-name="T11">Exportar:</text:span><text:span text:style-name="T12"> </text:span><text:span text:style-name="T13">este metodo es el que verifica donde desea el usuario guardar el archivo que va a exportar, es decir, el nuevo archivo que va a guardar.</text:span><text:bookmark-end text:name="__DdeLink__351_3524793351"/></text:p>
      <text:p text:style-name="P11"><text:span text:style-name="T13"/></text:p>
      <text:p text:style-name="P11"><text:span text:style-name="T11">Escribir:</text:span><text:span text:style-name="T12"> </text:span><text:span text:style-name="T13">este metodo es el encargado de escribir el archivo que se va a guardar teniendo como parametro el arreglo de string que se van a guardar y el path donde lo va a guardar</text:span></text:p>
      <text:p text:style-name="P11"><text:span text:style-name="T10"/></text:p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9">Validacion de Tokens</text:span><text:span text:style-name="T10">:</text:span></text:p>
      <text:p text:style-name="P11"><text:span text:style-name="T10"/></text:p>
      <text:p text:style-name="P12"><text:span text:style-name="T4">G</text:span><text:span text:style-name="T3">etSiguienteEstado:</text:span><text:span text:style-name="T7"> este estado devolvera el nuevo estado que tendra que ir el automata dependiendo del carácter <text:s/></text:span></text:p>
      <text:p text:style-name="P12"><text:span text:style-name="T7"/></text:p>
      <text:p text:style-name="P12"><text:bookmark-start text:name="__DdeLink__356_3524793351"/><text:span text:style-name="T4">G</text:span><text:span text:style-name="T3">etIntCaracter</text:span><text:span text:style-name="T7">: este estado devolvera el tipo de carácter que se encontro</text:span><text:bookmark-end text:name="__DdeLink__356_3524793351"/></text:p>
      <text:p text:style-name="P12"><text:span text:style-name="T7"/></text:p>
      <text:p text:style-name="P12"><text:span text:style-name="T4">G</text:span><text:span text:style-name="T3">etEstadoAceptacion</text:span><text:span text:style-name="T7">: este estado devolvera el estado donde se quedo el automata, este podra ser un error que se verificara en otro metodo o si esta en un estado de aceptacion</text:span></text:p>
      <text:p text:style-name="P12"><text:span text:style-name="T7"/></text:p>
      <text:p text:style-name="P12"><text:span text:style-name="T3">GetToken:</text:span><text:span text:style-name="T7"> este metodo se encarga de llevar las transiciones que va teniendo el automata, a su vez los va guardando dependiendo si es un error o si el token es valido</text:span></text:p>
      <text:p text:style-name="P12"><text:span text:style-name="T7"/></text:p>
      <text:p text:style-name="P12"><text:span text:style-name="T3">Buscados:</text:span><text:span text:style-name="T7"> este metodo es el encargado de realizar la busqueda de una cadena de caracteres y volver a escribir el texto, a su vez dependiendo si este es igual al buscado va pintandolo y guardandolo</text:span></text:p>
      <text:p text:style-name="P12"><text:span text:style-name="T7"/></text:p>
      <text:p text:style-name="P12"><text:span text:style-name="T3">Verificar:</text:span><text:span text:style-name="T7"> es el encargado de verificar si la cadena que el usuario quiere buscar es igual a una cadena que va juntando el el metodo anterior.</text:span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4"><text:soft-page-break/>Vista</text:p>
      <text:p text:style-name="P7">Contienen solamente los constructores de sus componentes, y a su vez todas las acciones de los distintos botones.</text:p>
      <text:p text:style-name="P15"/>
      <text:p text:style-name="P12"><text:span text:style-name="T7"/></text:p>
      <text:p text:style-name="P12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21:50:53.052634069</meta:creation-date>
    <dc:date>2021-09-28T22:25:57.098094413</dc:date>
    <meta:editing-duration>PT9M9S</meta:editing-duration>
    <meta:editing-cycles>1</meta:editing-cycles>
    <meta:document-statistic meta:table-count="0" meta:image-count="0" meta:object-count="0" meta:page-count="6" meta:paragraph-count="38" meta:word-count="552" meta:character-count="3194" meta:non-whitespace-character-count="2674"/>
    <meta:generator>LibreOffice/6.4.7.2$Linux_X86_64 LibreOffice_project/40$Build-2</meta:generator>
  </office:meta>
</office:document-meta>
</file>